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4cae"/>
    </style:style>
    <style:style style:name="P2" style:family="paragraph" style:parent-style-name="Text_20_body">
      <style:text-properties officeooo:paragraph-rsid="00144cae"/>
    </style:style>
    <style:style style:name="T1" style:family="text">
      <style:text-properties fo:font-style="normal" fo:font-weight="normal" officeooo:rsid="000e62ca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officeooo:rsid="000e62ca" style:font-style-asian="normal" style:font-weight-asian="bold" style:font-style-complex="normal" style:font-weight-complex="bold"/>
    </style:style>
    <style:style style:name="T3" style:family="text">
      <style:text-properties fo:font-style="italic" fo:font-weight="normal" officeooo:rsid="000e62ca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44cae" style:font-style-asian="italic" style:font-weight-asian="normal" style:font-style-complex="italic" style:font-weight-complex="normal"/>
    </style:style>
    <style:style style:name="T5" style:family="text">
      <style:text-properties officeooo:rsid="000e62ca"/>
    </style:style>
    <style:style style:name="T6" style:family="text">
      <style:text-properties fo:font-weight="normal" officeooo:rsid="000e62ca" style:font-weight-asian="normal" style:font-weight-complex="normal"/>
    </style:style>
    <style:style style:name="T7" style:family="text">
      <style:text-properties fo:font-weight="bold" officeooo:rsid="000e62c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) </text:span><text:span text:style-name="T2">How did you like the controls?</text:span><text:span text:style-name="T1"> </text:span><text:span text:style-name="T3"><text:s/></text:span><text:span text:style-name="T4">“wsad” and arrow keys were familiar, but the controls seemed really sensitive.</text:span></text:p>
      <text:p text:style-name="P1"><text:span text:style-name="T3"/></text:p>
      <text:p text:style-name="P2"><text:span text:style-name="T6">2) </text:span><text:span text:style-name="T7">What would you like to see changed or added?</text:span><text:span text:style-name="T6"> </text:span><text:span text:style-name="T4">I had a hard time with the inverted axes. I know it makes it more realistic, but maybe have a way to turn it off.</text:span></text:p>
      <text:p text:style-name="P2"><text:span text:style-name="T1"/></text:p>
      <text:p text:style-name="P2"><text:span text:style-name="T1">3) </text:span><text:span text:style-name="T2">Did you find the on-screen vectors to be clear?</text:span><text:span text:style-name="T1"> </text:span><text:span text:style-name="T3">Ye</text:span><text:span text:style-name="T4">a, after flying around for a little while.</text:span></text:p>
      <text:p text:style-name="P2"><text:span text:style-name="T1"/></text:p>
      <text:p text:style-name="P2"><text:span text:style-name="T1">4) </text:span><text:span text:style-name="T2">Did you find the simulation to be realistic?</text:span><text:span text:style-name="T1"> </text:span><text:span text:style-name="T3">Ye</text:span><text:span text:style-name="T4">a, very much so. The inertia was tricky.</text:span></text:p>
      <text:p text:style-name="P2"><text:span text:style-name="T1"/></text:p>
      <text:p text:style-name="P2"><text:span text:style-name="T1">5) </text:span><text:span text:style-name="T2">What, that we haven't already discussed, gave you problems?</text:span><text:span text:style-name="T1"> </text:span><text:span text:style-name="T4">Maybe add a way to stop all movement and reset your ship. I know that will take away from the realism, but it gets frustrating when you just keep spinning out of contr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5-14T17:17:18</meta:creation-date>
    <dc:date>2014-05-14T17:20:21</dc:date>
    <dc:creator>Josh </dc:creator>
    <meta:editing-duration>P0D</meta:editing-duration>
    <meta:editing-cycles>1</meta:editing-cycles>
    <meta:document-statistic meta:table-count="0" meta:image-count="0" meta:object-count="0" meta:page-count="1" meta:paragraph-count="5" meta:word-count="132" meta:character-count="692" meta:non-whitespace-character-count="564"/>
    <meta:generator>LibreOffice/3.6$Linux_X86_64 LibreOffice_project/360m1$Build-2</meta:generator>
  </office:meta>
</office:document-meta>
</file>